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fo:text-align="start" style:justify-single-word="false" style:writing-mode="page"/>
      <style:text-properties style:font-name="Times New Roman" officeooo:rsid="0015b503" officeooo:paragraph-rsid="0015b503"/>
    </style:style>
    <style:style style:name="P2" style:family="paragraph" style:parent-style-name="Standard">
      <style:paragraph-properties fo:line-height="200%" style:writing-mode="page"/>
      <style:text-properties style:font-name="Times New Roman" officeooo:rsid="0014c423" officeooo:paragraph-rsid="0014c423"/>
    </style:style>
    <style:style style:name="P3" style:family="paragraph" style:parent-style-name="Standard">
      <style:paragraph-properties fo:line-height="200%" fo:text-align="center" style:justify-single-word="false" style:writing-mode="page"/>
      <style:text-properties style:font-name="Times New Roman" officeooo:rsid="0014c423" officeooo:paragraph-rsid="0014c423"/>
    </style:style>
    <style:style style:name="T1" style:family="text">
      <style:text-properties officeooo:rsid="00173607"/>
    </style:style>
    <style:style style:name="T2" style:family="text">
      <style:text-properties officeooo:rsid="0019c6d9"/>
    </style:style>
    <style:style style:name="T3" style:family="text">
      <style:text-properties officeooo:rsid="001b78bf"/>
    </style:style>
    <style:style style:name="T4" style:family="text">
      <style:text-properties style:font-name="Cantarell" officeooo:rsid="00173607"/>
    </style:style>
    <style:style style:name="T5" style:family="text">
      <style:text-properties officeooo:rsid="00200a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ugene Kim</text:p>
      <text:p text:style-name="P2">CSE 330</text:p>
      <text:p text:style-name="P2">Professor Voigt</text:p>
      <text:p text:style-name="P2">10 May 2018</text:p>
      <text:p text:style-name="P3"><text:span text:style-name="T3">Why Not To Use B</text:span>inary Search <text:span text:style-name="T3">O</text:span>n Linked Lists</text:p>
      <text:p text:style-name="P1"><text:tab/>The binary search algorithm used on vectors is very efficient but on the contrary, using it with doubly-linked lists <text:span text:style-name="T2">shows that it is very bad to do so</text:span>. <text:s/><text:span text:style-name="T1">While binary search on vectors has a time complexity of O(log N), binary search on doubly-linked lists has a time complexity of O(N</text:span><text:span text:style-name="T4">²</text:span><text:span text:style-name="T5">). <text:s/>In order to find a target value using a doubly-linked list, it would require a traversal from the beginning of the list to the midpoint every time the search interval is bisected to deduce values that are irrelevant to the search process. <text:s/>This visiting of each element from the beginning to the midpoint, then starting all over again from the original beginning to the new midpoint until the target has been found is a lot of processing. <text:s/>This is more processing and visiting of elements than to just traverse the list in a linear fashion at O(N). The doubly-linked list’s advantage in handling inserting and removing comes with the cost in how it deals with random access. Instead of being able to access a particular element in the list at given moment such as with vectors O(1), it has to traverse to that element from the beginning which is very costly O(N) every time the program executes a loop. For these reasons, the binary search algorithm should be avoided at all costs when used on doubly-linked li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8:01:17.879003402</meta:creation-date>
    <meta:generator>LibreOffice/5.4.6.2$Linux_X86_64 LibreOffice_project/40$Build-2</meta:generator>
    <dc:date>2018-05-09T18:58:03.883914489</dc:date>
    <meta:editing-duration>PT46M2S</meta:editing-duration>
    <meta:editing-cycles>9</meta:editing-cycles>
    <meta:document-statistic meta:table-count="0" meta:image-count="0" meta:object-count="0" meta:page-count="1" meta:paragraph-count="6" meta:word-count="248" meta:character-count="1392" meta:non-whitespace-character-count="1147"/>
  </office:meta>
</office:document-meta>
</file>